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officeooo:rsid="0010a491" officeooo:paragraph-rsid="0010a4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officeooo:rsid="0028ed7e" officeooo:paragraph-rsid="0028ed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17415" officeooo:paragraph-rsid="0011741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679c0" officeooo:paragraph-rsid="001679c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89dc5" officeooo:paragraph-rsid="00189d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17415" officeooo:paragraph-rsid="0011741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2abea" officeooo:paragraph-rsid="0012ab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33803" officeooo:paragraph-rsid="0013380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679c0" officeooo:paragraph-rsid="001679c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78a21" officeooo:paragraph-rsid="00178a2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89dc5" officeooo:paragraph-rsid="00189dc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c1cda" officeooo:paragraph-rsid="001c1cd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efba8" officeooo:paragraph-rsid="001efba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efba8" officeooo:paragraph-rsid="002059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059d3" officeooo:paragraph-rsid="002059d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8ed7e" officeooo:paragraph-rsid="0028ed7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89dc5" officeooo:paragraph-rsid="00189dc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89dc5" officeooo:paragraph-rsid="0049fc4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6adf8" officeooo:paragraph-rsid="0036adf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6adf8" officeooo:paragraph-rsid="003c18b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679c0" officeooo:paragraph-rsid="0038e3a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1efba8" officeooo:paragraph-rsid="001efba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50b57" officeooo:paragraph-rsid="00350b5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50b57" officeooo:paragraph-rsid="00430a2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3e1e31" officeooo:paragraph-rsid="003e1e3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8ed7e" officeooo:paragraph-rsid="00430a2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8ed7e" officeooo:paragraph-rsid="0046ce4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" style:text-underline-style="none" fo:font-weight="normal" officeooo:rsid="0028ed7e" officeooo:paragraph-rsid="0028ed7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normal" officeooo:rsid="00189dc5" officeooo:paragraph-rsid="00189dc5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Verdana" style:text-underline-style="none" fo:font-weight="normal" officeooo:rsid="001efba8" officeooo:paragraph-rsid="001efba8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Verdana" style:text-underline-style="none" fo:font-weight="normal" officeooo:rsid="00189dc5" officeooo:paragraph-rsid="0049fc41" style:font-weight-asian="normal" style:font-weight-complex="normal"/>
    </style:style>
    <style:style style:name="T1" style:family="text">
      <style:text-properties officeooo:rsid="001679c0"/>
    </style:style>
    <style:style style:name="T2" style:family="text">
      <style:text-properties officeooo:rsid="00174649"/>
    </style:style>
    <style:style style:name="T3" style:family="text">
      <style:text-properties officeooo:rsid="00189dc5"/>
    </style:style>
    <style:style style:name="T4" style:family="text">
      <style:text-properties officeooo:rsid="001a9315"/>
    </style:style>
    <style:style style:name="T5" style:family="text">
      <style:text-properties officeooo:rsid="002059d3"/>
    </style:style>
    <style:style style:name="T6" style:family="text">
      <style:text-properties officeooo:rsid="0022193c"/>
    </style:style>
    <style:style style:name="T7" style:family="text">
      <style:text-properties officeooo:rsid="0028ed7e"/>
    </style:style>
    <style:style style:name="T8" style:family="text">
      <style:text-properties officeooo:rsid="002accba"/>
    </style:style>
    <style:style style:name="T9" style:family="text">
      <style:text-properties officeooo:rsid="003417d5"/>
    </style:style>
    <style:style style:name="T10" style:family="text">
      <style:text-properties officeooo:rsid="0036adf8"/>
    </style:style>
    <style:style style:name="T11" style:family="text">
      <style:text-properties officeooo:rsid="0038e3ae"/>
    </style:style>
    <style:style style:name="T12" style:family="text">
      <style:text-properties officeooo:rsid="003b609f"/>
    </style:style>
    <style:style style:name="T13" style:family="text">
      <style:text-properties fo:font-style="italic" officeooo:rsid="0028ed7e" style:font-style-asian="italic" style:font-style-complex="italic"/>
    </style:style>
    <style:style style:name="T14" style:family="text">
      <style:text-properties officeooo:rsid="003c2d9e"/>
    </style:style>
    <style:style style:name="T15" style:family="text">
      <style:text-properties officeooo:rsid="003ff3e5"/>
    </style:style>
    <style:style style:name="T16" style:family="text">
      <style:text-properties officeooo:rsid="00426f60"/>
    </style:style>
    <style:style style:name="T17" style:family="text">
      <style:text-properties officeooo:rsid="00430a23"/>
    </style:style>
    <style:style style:name="T18" style:family="text">
      <style:text-properties officeooo:rsid="0044560d"/>
    </style:style>
    <style:style style:name="T19" style:family="text">
      <style:text-properties officeooo:rsid="00446a72"/>
    </style:style>
    <style:style style:name="T20" style:family="text">
      <style:text-properties officeooo:rsid="0046ce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the Next HLA language</text:p>
      <text:p text:style-name="P1"/>
      <text:p text:style-name="P6">NextHLA <text:span text:style-name="T9">v2 </text:span>is a sequence of statements ; there is no real organised structure as such. <text:s/><text:span text:style-name="T14">Everything behaves in the same way, so language elements can be mixed almost randomly ; you can put a procedure in code and it will work. However, it is not advised !</text:span></text:p>
      <text:p text:style-name="P6"/>
      <text:p text:style-name="P3">Assignments/Expressions</text:p>
      <text:p text:style-name="P3"/>
      <text:p text:style-name="P6">An assignment expression is a sequence of terms followed by a binary operator and other terms. The assignment itself is a binary operator.</text:p>
      <text:p text:style-name="P6"/>
      <text:p text:style-name="P6">A term is either an address, or a constant. Terms are :-</text:p>
      <text:p text:style-name="P6"/>
      <text:p text:style-name="P7">Integer constant <text:tab/><text:tab/><text:tab/>0-65535</text:p>
      <text:p text:style-name="P7">Hexadecimal constant <text:tab/><text:tab/>$0-$FFFF</text:p>
      <text:p text:style-name="P7">Character constant <text:tab/><text:tab/>‘&lt;char<text:span text:style-name="T16">&gt;</text:span>’ <text:span text:style-name="T18">(32..127 only)</text:span></text:p>
      <text:p text:style-name="P7">String constant <text:tab/><text:tab/><text:tab/>address of ASCIIZ String</text:p>
      <text:p text:style-name="P12">Named constant <text:tab/><text:tab/><text:tab/>&lt;identifier<text:span text:style-name="T16">&gt;</text:span></text:p>
      <text:p text:style-name="P7">Variable constant <text:tab/><text:tab/>@&lt;identifier<text:span text:style-name="T16">&gt;</text:span></text:p>
      <text:p text:style-name="P8">Address of block of memory <text:tab/>[&lt;constant, <text:span text:style-name="T1">size in bytes</text:span>:]</text:p>
      <text:p text:style-name="P8">A negative constant <text:tab/><text:tab/>-&lt;any constant<text:span text:style-name="T16">&gt;</text:span></text:p>
      <text:p text:style-name="P7">Variable address <text:tab/><text:tab/><text:tab/>&lt;identifier<text:span text:style-name="T19">&gt;</text:span></text:p>
      <text:p text:style-name="P7"/>
      <text:p text:style-name="P8">When an identifier is foun<text:span text:style-name="T3">d</text:span> (e.g. it was not preceded by an operator) it can be ; an expression/assignment, a while/if/for structure, or a procedure call. <text:span text:style-name="T2">Identifiers begin with underscore or a-z, and can have underscore, a-z, 0-9 : and . characters. : should not be used (it will be used for a cheap OOP design later)</text:span></text:p>
      <text:p text:style-name="P8"/>
      <text:p text:style-name="P9">These are determined by the name of the identifier. Because identifiers are typeless, the procedure call is detected by the following parentheses ()</text:p>
      <text:p text:style-name="P9"/>
      <text:p text:style-name="P4">Binary Operators</text:p>
      <text:p text:style-name="P9"/>
      <text:p text:style-name="P21">The standard binary operations are + - * / &amp; | ^ ! ? which are achieved using a mixture of code and optimisations (e.g. inc dec and shifts). The<text:span text:style-name="T11">re is an assignment binary operator - <text:s/>the : operator </text:span></text:p>
      <text:p text:style-name="P21"/>
      <text:p text:style-name="P21"><text:span text:style-name="T11">e.g. to add a and b and store at C you would use:</text:span></text:p>
      <text:p text:style-name="P9"/>
      <text:p text:style-name="P10">a+b:c </text:p>
      <text:p text:style-name="P10"/>
      <text:p text:style-name="P18">this operator is unusual in that in can be followed by either identifier, <text:span text:style-name="T10">(</text:span>identifier!term<text:span text:style-name="T10">)</text:span> or <text:span text:style-name="T10">(</text:span>identifier?term<text:span text:style-name="T10">)</text:span>. <text:s/>All other binary operators take a <text:span text:style-name="T10">single </text:span>standard term.</text:p>
      <text:p text:style-name="P31"><text:s/><text:span text:style-name="T7">The : does not change the ‘current value’. This is the </text:span><text:span text:style-name="T13">only</text:span><text:span text:style-name="T7"> use of parenthesis in expressions and it is for syntactic clarity.</text:span></text:p>
      <text:p text:style-name="P11"/>
      <text:p text:style-name="P20">So it permits a+b:(c!4)and a+b:(c?4) </text:p>
      <text:p text:style-name="P20"/>
      <text:p text:style-name="P20"><text:span text:style-name="T12">a+b:c?4 does something different (assigns a+b to c, then adds 4 to it and does a byte read)</text:span></text:p>
      <text:p text:style-name="P19"/>
      <text:p text:style-name="P11">If two terms are found consecutively e.g. a b then the working value is b.</text:p>
      <text:p text:style-name="P5"/>
      <text:p text:style-name="P5">Procedure calls</text:p>
      <text:p text:style-name="P5"/>
      <text:p text:style-name="P11">Procedure calls consist of an identifier, and bracketed parameters. Parameters are static, and are stored in the parameter space, which is a contiguous block of memory that belongs to the procedure. Each procedure identifier has a memory address (may be zero) and a number of parameters, that are local variables.</text:p>
      <text:p text:style-name="P11"/>
      <text:p text:style-name="P11">e.g. hello(1,2,a+4) calls procedure hello. If this is declared as proc hello(x,y,z) then x = 1, y = 2 and z = a+4 . <text:tab/><text:span text:style-name="T4">Procedure code is the single instruction following the proc definition ; after this all locals are dumped.</text:span></text:p>
      <text:p text:style-name="P11"/>
      <text:p text:style-name="P13">The last calculated value is ‘returned’ and can be processed using operators etc.</text:p>
      <text:p text:style-name="P13"/>
      <text:p text:style-name="P11">Variables are declared using the keywords local and global followed by a single identifier. So you comment them :) They<text:span text:style-name="T7"> can be declared at any time, but cannot be forward referenced. Local identifiers always have priority. At the end of the module any identifier beginning with an underscore is dumped.</text:span></text:p>
      <text:p text:style-name="P11"/>
      <text:p text:style-name="P11">Code can be grouped together using { } and the ; can be used for clarity if you wish. It has no actual effect <text:span text:style-name="T14">and is not required syntactically.</text:span> </text:p>
      <text:p text:style-name="P11"/>
      <text:p text:style-name="P13">A function would look like this.</text:p>
      <text:p text:style-name="P13"/>
      <text:p text:style-name="P14">proc add.together(a,b,c) </text:p>
      <text:p text:style-name="P14">{</text:p>
      <text:p text:style-name="P14"><text:tab/><text:span text:style-name="T5">local total </text:span></text:p>
      <text:p text:style-name="P13"><text:tab/>a+b+c <text:span text:style-name="T8">: total</text:span></text:p>
      <text:p text:style-name="P15"><text:tab/>total</text:p>
      <text:p text:style-name="P13">}</text:p>
      <text:p text:style-name="P11"><text:s/></text:p>
      <text:p text:style-name="P13">and you can write add.together(3,4,5) <text:span text:style-name="T10">:</text:span> x <text:span text:style-name="T6">for example. When the application is run, all functions called &lt;something&gt;.boot() are run in the order they are compiled to allow for module initiation. The last of these is your main program.</text:span></text:p>
      <text:p text:style-name="P30"/>
      <text:p text:style-name="P2">Structures</text:p>
      <text:p text:style-name="P16"/>
      <text:p text:style-name="P16">if&lt;cond<text:span text:style-name="T20">&gt;</text:span> (&lt;expr<text:span text:style-name="T17">&gt;</text:span>) &lt;statement<text:span text:style-name="T17">&gt;</text:span></text:p>
      <text:p text:style-name="P16"><text:tab/><text:tab/><text:span text:style-name="T20">if+ (a) { count+1:count }</text:span></text:p>
      <text:p text:style-name="P16"/>
      <text:p text:style-name="P27">while&lt;cond<text:span text:style-name="T20">&gt;</text:span> (&lt;expr<text:span text:style-name="T17">&gt;</text:span>) &lt;statement<text:span text:style-name="T20">&gt;</text:span></text:p>
      <text:p text:style-name="P27"><text:tab/><text:tab/><text:span text:style-name="T20">while= (keypressed()) { do.waiting(count) count+1:count }</text:span></text:p>
      <text:p text:style-name="P27"/>
      <text:p text:style-name="P27">for (&lt;expr<text:span text:style-name="T20">&gt;</text:span>) &lt;statement<text:span text:style-name="T17">&gt;</text:span> </text:p>
      <text:p text:style-name="P27"><text:tab/><text:tab/><text:span text:style-name="T20">for (100) { flash.stars() }</text:span></text:p>
      <text:p text:style-name="P27"/>
      <text:p text:style-name="P26"><text:span text:style-name="T14">(downcounts expr from (n-1)-0, stored in index if defined)</text:span></text:p>
      <text:p text:style-name="P24">&lt;cond<text:span text:style-name="T17">&gt;</text:span> is = # + or -, the default being # (not equal to zero)</text:p>
      <text:p text:style-name="P24"/>
      <text:p text:style-name="P23"/>
      <text:p text:style-name="P25">Note an instruction is deemed to be a single language element. So if you want to write <text:span text:style-name="T18">the equivalent of “</text:span>if (a &lt; 4) b = b + 1” you might think of writing.</text:p>
      <text:p text:style-name="P25"/>
      <text:p text:style-name="P25">If- (a-4) b+1:b </text:p>
      <text:p text:style-name="P25"/>
      <text:p text:style-name="P25">this is wrong. What you are actually writing here is this, because the single instruction is the first b.</text:p>
      <text:p text:style-name="P25"/>
      <text:p text:style-name="P25">If- (a-4) b</text:p>
      <text:p text:style-name="P25">+1:b</text:p>
      <text:p text:style-name="P25"/>
      <text:p text:style-name="P25">so while it is not mandatory it is advisable to always use curly brackets as in ‘C’.</text:p>
      <text:p text:style-name="P25"/>
      <text:p text:style-name="P25">if- (a-4) <text:span text:style-name="T15">{ b+1:b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27:28.829910209</meta:creation-date>
    <dc:date>2018-12-17T11:36:46.798958240</dc:date>
    <meta:editing-duration>PT53M</meta:editing-duration>
    <meta:editing-cycles>46</meta:editing-cycles>
    <meta:generator>LibreOffice/6.1.3.2$Linux_X86_64 LibreOffice_project/10$Build-2</meta:generator>
    <meta:document-statistic meta:table-count="0" meta:image-count="0" meta:object-count="0" meta:page-count="3" meta:paragraph-count="56" meta:word-count="723" meta:character-count="4203" meta:non-whitespace-character-count="3491"/>
  </office:meta>
</office:document-meta>
</file>